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 svg:font-family="Aria"/>
    <style:font-face style:name="Arial" svg:font-family="Arial" style:font-family-generic="roman"/>
    <style:font-face style:name="Droid Sans Fallback" svg:font-family="'Droid Sans Fallback'" style:font-family-generic="roman"/>
    <style:font-face style:name="FreeSans" svg:font-family="Free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paragraph-properties fo:text-align="start" style:justify-single-word="false"/>
    </style:style>
    <style:style style:name="T1"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fo:color="#000000" style:text-outline="false" style:text-line-through-style="none" style:text-line-through-type="none" style:font-name="Droid Sans Fallback" fo:font-size="10pt" fo:font-style="normal" fo:text-shadow="none" style:text-underline-style="none" fo:font-weight="normal" style:font-size-asian="10pt" style:font-style-asian="normal" style:font-weight-asian="normal" style:font-size-complex="10pt" style:text-emphasize="none"/>
    </style:style>
    <style:style style:name="T3" style:family="text">
      <style:text-properties fo:color="#000000" style:text-outline="false" style:text-line-through-style="none" style:text-line-through-type="none" style:font-name="Droid Sans Fallback" fo:font-style="normal" fo:text-shadow="none" style:text-underline-style="none" fo:font-weight="normal" style:font-style-asian="normal" style:font-weight-asian="normal" style:text-emphasize="none"/>
    </style:style>
    <style:style style:name="T4"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text-emphasize="none"/>
    </style:style>
    <style:style style:name="T5" style:family="text">
      <style:text-properties fo:color="#000000"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6" style:family="text">
      <style:text-properties officeooo:rsid="000d6697"/>
    </style:style>
    <style:style style:name="T7" style:family="text">
      <style:text-properties fo:language="ja" fo:country="JP"/>
    </style:style>
    <style:style style:name="T8" style:family="text">
      <style:text-properties style:language-asian="ja" style:country-asian="J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これは </text:span><text:span text:style-name="T4">1 </text:span><text:span text:style-name="T2">テスト 記録 のテキスト 言語 自動化チェック。 </text:span><text:span text:style-name="T4">[[[ comment here ]]] &lt;div class = "ng-binder" id = "label-check"&gt; HTML</text:span><text:span text:style-name="T2">コードのこれらの</text:span><text:span text:style-name="T4">2</text:span><text:span text:style-name="T2">つのブロックの中のより多くのテキスト テスト </text:span><text:span text:style-name="T4">&lt;/div&gt; </text:span><text:bookmark text:name="result_box"/><text:span text:style-name="T8">私は彼の脱出のために野生の鳥の群れの移動を利用したと信じています。 彼の出発の朝、彼は完璧な順序で彼の惑星を置いた。 彼は活発な火山を慎重に掃除した。 彼は</text:span><text:span text:style-name="T7">2</text:span><text:span text:style-name="T8">つの活発な火山を所有していた。 朝の朝食を暖めるのにとても便利でした。 彼はまた、</text:span><text:span text:style-name="T7">1</text:span><text:span text:style-name="T8">つの火山が絶滅していた。 しかし、彼は言ったように、 </text:span><text:span text:style-name="T7">"</text:span><text:span text:style-name="T8">誰も知らない！</text:span><text:span text:style-name="T7">" </text:span><text:span text:style-name="T8">そこで、彼はまた、絶滅した火山を掃除しました。 彼らがよく掃除されれば、火山は噴火することなく、ゆっくりと着実に燃える。 火山噴火は煙突の中の火のようなものです。小君主はまた、ある種の排斥感をもって、バオバブの最後の小さな芽を引き上げました。 彼は決して帰りたくないと信じていた。 しかし、この昨朝、これらのおなじみの仕事はすべて彼にとってとても貴重なものでした。 そして最後に花をぬぐい、彼女をグラスグローブの避難所の下に置く準備をしたとき、彼は涙が非常に迫っていることに気づいた</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 svg:font-family="Aria"/>
    <style:font-face style:name="Arial" svg:font-family="Arial" style:font-family-generic="roman"/>
    <style:font-face style:name="Droid Sans Fallback" svg:font-family="'Droid Sans Fallback'" style:font-family-generic="roman"/>
    <style:font-face style:name="FreeSans" svg:font-family="Free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PH"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12:52:17.397644446</meta:creation-date>
    <dc:date>2017-06-02T08:19:16.693417888</dc:date>
    <meta:editing-duration>P0D</meta:editing-duration>
    <meta:editing-cycles>2</meta:editing-cycles>
    <meta:generator>LibreOffice/4.2.8.2$Linux_X86_64 LibreOffice_project/420m0$Build-2</meta:generator>
    <meta:document-statistic meta:table-count="0" meta:image-count="0" meta:object-count="0" meta:page-count="1" meta:paragraph-count="1" meta:word-count="453" meta:character-count="539" meta:non-whitespace-character-count="505"/>
  </office:meta>
</office:document-meta>
</file>